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left="1.475in" fo:text-indent="0.4916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justify"/>
      <style:text-properties fo:language="en" fo:country="US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justify" fo:margin-top="0.1666in"/>
    </style:style>
    <style:style style:name="P16" style:parent-style-name="Normal" style:family="paragraph">
      <style:paragraph-properties fo:text-align="justify" fo:margin-top="0.1666in"/>
    </style:style>
    <style:style style:name="P17" style:parent-style-name="Normal" style:family="paragraph">
      <style:paragraph-properties fo:text-align="justify" fo:margin-top="0.1666in"/>
    </style:style>
    <style:style style:name="P18" style:parent-style-name="Normal" style:family="paragraph">
      <style:paragraph-properties fo:text-align="justify" fo:margin-top="0.1666in"/>
    </style:style>
    <style:style style:name="P19" style:parent-style-name="Normal" style:family="paragraph">
      <style:paragraph-properties fo:text-align="justify" fo:margin-top="0.1666in">
        <style:tab-stops>
          <style:tab-stop style:type="left" style:position="1.5312in"/>
        </style:tab-stops>
      </style:paragraph-properties>
    </style:style>
    <style:style style:name="P20" style:parent-style-name="Normal" style:family="paragraph">
      <style:paragraph-properties fo:text-align="justify" fo:margin-top="0.1666in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justify" fo:margin-top="0.1666in"/>
    </style:style>
    <style:style style:name="P22" style:parent-style-name="Normal" style:family="paragraph">
      <style:paragraph-properties fo:text-align="justify" fo:margin-top="0.1666in"/>
    </style:style>
    <style:style style:name="P23" style:parent-style-name="Normal" style:family="paragraph">
      <style:paragraph-properties fo:text-align="justify" fo:margin-top="0.1666in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 fo:margin-top="0.1666in"/>
    </style:style>
    <style:style style:name="P25" style:parent-style-name="Normal" style:family="paragraph">
      <style:paragraph-properties fo:text-align="justify" fo:margin-top="0.1666in"/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justify" fo:margin-top="0.1666in"/>
    </style:style>
    <style:style style:name="P27" style:parent-style-name="Normal" style:family="paragraph">
      <style:paragraph-properties fo:text-align="justify" fo:margin-top="0.1666in"/>
      <style:text-properties fo:font-weight="bold" style:font-weight-asian="bold" style:font-weight-complex="bold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 fo:margin-top="0.1666in"/>
    </style:style>
    <style:style style:name="P30" style:parent-style-name="Normal" style:family="paragraph">
      <style:paragraph-properties fo:text-align="justify" fo:margin-top="0.1666in"/>
    </style:style>
  </office:automatic-styles>
  <office:body>
    <office:text text:use-soft-page-breaks="true">
      <text:p text:style-name="P1">EXPLICATION MODULES DU SYSTEME:</text:p>
      <text:p text:style-name="P2"/>
      <text:p text:style-name="P3">Contexte<text:s/></text:p>
      <text:p text:style-name="P4">Dans la plupart des<text:s/>entreprises,<text:s/>l’ensemble des documents qui transitent au sein de l’entreprise sont stokes<text:s/>de<text:s/>façon<text:s/>physique<text:s/>dans de<text:s/>grands<text:s/>classeurs et armoires. A long<text:s/>terme,<text:s/>l’entreprise se retrouve avec une lourde paperasse<text:s/>à<text:s/>gérer. Pour l’agent interne<text:s/>chargé<text:s/>de cette<text:s/>gestion,<text:s/>cela peut<text:s/>être<text:s/>très<text:s/>fastidieux pour la recherche. La solution que l’on veut<text:s/>implémenter<text:s/>est un système de gestion<text:s/>électronique<text:s/>de document qui va venir<text:s/>centraliser,<text:s/>classer et organiser<text:s/>ces<text:s/>documents sous forme<text:s/>numérique<text:s/>et surtout faciliter la recherche ou l’obtention d’une<text:s/>donnée<text:s/>ou d’un fichier.</text:p>
      <text:p text:style-name="P5"/>
      <text:p text:style-name="P6">Objectif<text:s/></text:p>
      <text:p text:style-name="P7">Regrouper tous<text:s/>les documents de l’entreprise et créer une organisation qui va permettre de<text:s/>les retrouver aisément tout en respectant un droit un système de droit d’accès.</text:p>
      <text:p text:style-name="P8"/>
      <text:p text:style-name="P9">Le<text:s/>système doit<text:s/>prendre en<text:s/>compte<text:s/>les modules suivants :</text:p>
      <text:p text:style-name="P10"/>
      <text:p text:style-name="P11">MODULE 1 : Gestion des fiches (clients /fournisseurs/agent interne<text:s/>ou collaborateur/autre)</text:p>
      <text:p text:style-name="P12">Ici la fiche est un<text:s/>élément<text:s/>qui regroupe l’ensemble des<text:s/>données<text:s/>personnelles ou identitaire<text:s/>(nom<text:s/>de client ou de la<text:s/>société,<text:s/>contact du<text:s/>représentant<text:s/>de la<text:s/>société<text:s/>ou interlocuteur, adresse<text:s/>électronique,<text:s/>siège,<text:s/>numéro<text:s/>de<text:s/>compte.)<text:s/>liés<text:s/>à<text:s/>l’entité.<text:s/>Il<text:s/>s’agit<text:s/>de l’ajout ou encore de l’enregistrement de<text:s/>données<text:s/>sur l’entité.</text:p>
      <text:p text:style-name="P13"/>
      <text:p text:style-name="P14">MODULE 2 : <text:s/>Gestion des fichiers<text:s/>liés<text:s/>à<text:s/>une<text:s/>entité<text:s/>(clients /fournisseurs/agent interne /autre)</text:p>
      <text:p text:style-name="P15">La gestion des fichiers<text:s/>liés<text:s/>à<text:s/>une<text:s/>entité<text:s/>concerne<text:s/>l’ajout,<text:s/>la<text:s/>suppression<text:s/>ou la modification d’un fichier. Attention<text:s/>lorsqu’on<text:s/>parle de la modification, il ne s’agit<text:s/>pas<text:s/>de modifier le fichier en dur mais juste de rajouter une nouvelle version (version<text:s/>modifiée<text:s/>du fichier) et alors supprimer ou conserver l’ancien fichier (création d’une sorte d’historique d’un même fichier : V1, V2).<text:s/>Et en ce qui concerne l’ajout,<text:s/>cela peut se faire par scan ou grâce à l’explorateur de fichiers. </text:p>
      <text:p text:style-name="P16">Aussi la sauvegarde des fichiers pourra se faire dans une base de<text:s/>données<text:s/>(SQL<text:s/>Server)<text:s/>ou dans un<text:s/>répertoire<text:s/>local géré par notre système. (justifier notre choix)</text:p>
      <text:p text:style-name="P17">Les fichiers directement<text:s/>liés<text:s/>à<text:s/>une<text:s/>entité<text:s/>doivent<text:s/>être<text:s/>visible sous une forme bien<text:s/>définie<text:s/>permettant une navigation et un<text:s/>accès<text:s/>fluide<text:s/>(arborescence,<text:s/>cartes,<text:s/>fléchettes<text:s/>pour<text:s/>chemin.).il faudrait<text:s/>également<text:s/>prévoir<text:s/>la<text:s/>possibilité<text:s/>pour l’utilisateur<text:s/>de pouvoir visualiser un fichier sans avoir<text:s/>à<text:s/>l’ouvrir dans une autre<text:s/>fenêtre. Il faudra se renseigner sur la technologie SAP.</text:p>
      <text:p text:style-name="P18"/>
      <text:p text:style-name="P19"><text:tab/></text:p>
      <text:soft-page-break/>
      <text:p text:style-name="P20">MODULE<text:s/>3 : Partage des fichiers</text:p>
      <text:p text:style-name="P21">A long terme si cette solution est par exemple<text:s/>hébergée<text:s/>dans le serveur local de<text:s/>l’entreprise.<text:s/>il faut donner la<text:s/>possibilité<text:s/>a un<text:s/>employé<text:s/>de recevoir un fichier<text:s/>étant<text:s/>à<text:s/>l’extérieur<text:s/>de l’entreprise. On<text:s/>peut<text:s/>donc par exemple<text:s/>prévoir<text:s/>un envoi par mail. Ainsi l’application pourra<text:s/>ouvrir<text:s/>par<text:s/>défaut<text:s/>le logiciel<text:s/>qui<text:s/>gère<text:s/>les mails sur<text:s/>notre<text:s/>ordinateur<text:s/>en<text:s/>chargeant le fichier.</text:p>
      <text:p text:style-name="P22"/>
      <text:p text:style-name="P23">MODULE 4 : Recherche de fichiers</text:p>
      <text:p text:style-name="P24">En effet la recherche est<text:s/>classée<text:s/>comme<text:s/>devant être<text:s/>la<text:s/>plus-value<text:s/>de notre système de gestion. Il s’agira plus de<text:s/>proposer<text:s/>une simple recherche classique mais au contraire une recherche<text:s/>intuitive, rapide et intelligente : réorganisation d’une arborescence, recherche par catégorie, tri sur certains critères pertinents.</text:p>
      <text:p text:style-name="P25">MODULE<text:s/>5 :<text:s/>Archivage<text:s/>de fichiers<text:s/></text:p>
      <text:p text:style-name="P26">Pour<text:s/>aérer<text:s/>la<text:s/>vue,<text:s/>l’utilisateur doit<text:s/>être<text:s/>capable de compresser les fichiers d’une<text:s/>entité<text:s/>d’une certaine<text:s/>période<text:s/>et de les renvoyer dans un espace<text:s/>prédéfini<text:s/>(répertoire<text:s/>d’archivage). Ces fichiers ne seront naturellement plus visibles<text:s/>(la<text:s/>fiche de l’entité<text:s/>le sera<text:s/>toujours)<text:s/>et seront<text:s/>accessibles<text:s/>dans<text:s/>le<text:s/>répertoire.</text:p>
      <text:p text:style-name="P27">MODULE 6 : SECURITE<text:s/></text:p>
      <text:p text:style-name="P28">Dans la mesure<text:s/>où<text:s/>il peut exister des fichiers qui ne doivent pas<text:s/>être<text:s/>accessibles<text:s/>par tel ou tel<text:s/>employé,<text:s/>il va falloir<text:s/>prévoir<text:s/>des restrictions ou encore<text:s/>une<text:s/>politique de<text:s/>confidentialité<text:s/>(verrouillage<text:s/>de<text:s/>document.<text:s/>Masquage…).</text:p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ia Rykiel</meta:initial-creator>
    <dc:creator>Sonia Rykiel</dc:creator>
    <meta:creation-date>2022-05-24T10:34:00Z</meta:creation-date>
    <dc:date>2022-05-24T16:05:00Z</dc:date>
    <meta:template xlink:href="Normal.dotm" xlink:type="simple"/>
    <meta:editing-cycles>3</meta:editing-cycles>
    <meta:editing-duration>PT8460S</meta:editing-duration>
    <meta:document-statistic meta:page-count="2" meta:paragraph-count="7" meta:word-count="579" meta:character-count="3760" meta:row-count="26" meta:non-whitespace-character-count="3188"/>
  </office:meta>
</office:document-meta>
</file>